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90000010FFCA2E7E4E61F1EA2.jpg" manifest:media-type="image/jpeg"/>
  <manifest:file-entry manifest:full-path="Pictures/100010580000879200001508D21A14F0A9096EB5.svg" manifest:media-type="image/svg+xml"/>
  <manifest:file-entry manifest:full-path="Pictures/10000201000005560000030055571B2ADC2FB121.png" manifest:media-type="image/png"/>
  <manifest:file-entry manifest:full-path="Pictures/1000020100000520000000CC9056F056E69A2586.png" manifest:media-type="image/png"/>
  <manifest:file-entry manifest:full-path="Pictures/10000201000002DF0000019DBC0795B6AF20DE9A.png" manifest:media-type="image/png"/>
  <manifest:file-entry manifest:full-path="Pictures/100002010000055600000300C2DA7CBC61FCF963.png" manifest:media-type="image/png"/>
  <manifest:file-entry manifest:full-path="Pictures/10000201000002C20000008E0AF8D9044E682F9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4.859cm, 11.359cm, 2.293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5.667cm, 18.076cm, 2.518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name="Liberation Serif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4cm" svg:y="0.6cm" presentation:class="title" presentation:user-transformed="true">
          <draw:text-box>
            <text:p text:style-name="P1">Sistemas Operacionais</text:p>
          </draw:text-box>
        </draw:frame>
        <draw:frame presentation:style-name="pr2" draw:text-style-name="P2" draw:layer="layout" svg:width="25.2cm" svg:height="9.134cm" svg:x="1.4cm" svg:y="5.666cm" presentation:class="subtitle" presentation:user-transformed="true">
          <draw:text-box>
            <text:p><text:span text:style-name="T1">Leitores e Escritores</text:span></text:p>
            <text:p/>
            <text:p/>
            <text:p/>
            <text:p><text:span text:style-name="T2">João Lucas e Luis Henrique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tab/>Função Reader</text:p>
          </draw:text-box>
        </draw:frame>
        <draw:frame draw:style-name="gr2" draw:text-style-name="P1" draw:layer="layout" svg:width="22.4cm" svg:height="11.9cm" svg:x="2.8cm" svg:y="3.6cm">
          <draw:image xlink:href="Pictures/100002010000055600000300C2DA7CBC61FCF9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unção Writer</text:p>
          </draw:text-box>
        </draw:frame>
        <draw:frame draw:style-name="gr3" draw:text-style-name="P3" draw:layer="layout" svg:width="25.152cm" svg:height="9.559cm" svg:x="1.248cm" svg:y="4.641cm">
          <draw:image xlink:href="Pictures/10000000000002C90000010FFCA2E7E4E61F1EA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ad_data, use_data, think_up</text:p>
          </draw:text-box>
        </draw:frame>
        <draw:frame draw:style-name="gr3" draw:text-style-name="P3" draw:layer="layout" svg:width="21.6cm" svg:height="10.927cm" svg:x="3.2cm" svg:y="3.8cm">
          <draw:image xlink:href="Pictures/10000201000002DF0000019DBC0795B6AF20DE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rite_data_base</text:p>
          </draw:text-box>
        </draw:frame>
        <draw:frame draw:style-name="gr3" draw:text-style-name="P3" draw:layer="layout" svg:width="18.681cm" svg:height="3.756cm" svg:x="4.6cm" svg:y="6.644cm">
          <draw:image xlink:href="Pictures/10000201000002C20000008E0AF8D9044E682F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ain</text:p>
          </draw:text-box>
        </draw:frame>
        <draw:frame draw:style-name="gr4" draw:text-style-name="P1" draw:layer="layout" svg:width="17.995cm" svg:height="12.087cm" svg:x="3.4cm" svg:y="3.6cm">
          <draw:image xlink:href="Pictures/10000201000005560000030055571B2ADC2FB1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9056F056E69A2586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2T14:12:26.999000000</meta:creation-date>
    <meta:editing-duration>PT2H9M25S</meta:editing-duration>
    <meta:editing-cycles>3</meta:editing-cycles>
    <meta:generator>LibreOffice/6.1.6.3$Windows_X86_64 LibreOffice_project/5896ab1714085361c45cf540f76f60673dd96a72</meta:generator>
    <dc:title>Bright Blue</dc:title>
    <dc:date>2020-11-02T21:11:20.751000000</dc:date>
    <meta:document-statistic meta:object-count="46"/>
  </office:meta>
</office:document-meta>
</file>